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officeooo:paragraph-rsid="0052d1d6" style:font-size-asian="14pt" style:font-style-asian="normal" style:font-size-complex="14pt" style:font-style-complex="normal"/>
    </style:style>
    <style:style style:name="P3" style:family="paragraph" style:parent-style-name="Standard">
      <style:text-properties fo:font-size="14pt" fo:font-style="normal" officeooo:rsid="00dced64" officeooo:paragraph-rsid="00f2ebbf" style:font-size-asian="14pt" style:font-style-asian="normal" style:font-size-complex="14pt" style:font-style-complex="normal"/>
    </style:style>
    <style:style style:name="P4" style:family="paragraph" style:parent-style-name="Standard">
      <style:text-properties fo:font-size="14pt" fo:font-style="normal" officeooo:paragraph-rsid="010c8b6e" style:font-size-asian="14pt" style:font-style-asian="normal" style:font-size-complex="14pt" style:font-style-complex="normal"/>
    </style:style>
    <style:style style:name="P5" style:family="paragraph" style:parent-style-name="Standard">
      <style:text-properties fo:font-size="14pt" fo:font-style="normal" officeooo:paragraph-rsid="010d9e6f" style:font-size-asian="14pt" style:font-style-asian="normal" style:font-size-complex="14pt" style:font-style-complex="normal"/>
    </style:style>
    <style:style style:name="P6" style:family="paragraph" style:parent-style-name="Standard">
      <style:paragraph-properties fo:text-align="center" style:justify-single-word="false"/>
      <style:text-properties fo:font-size="32pt" style:font-size-asian="32pt" style:font-size-complex="32pt"/>
    </style:style>
    <style:style style:name="P7"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8" style:family="paragraph" style:parent-style-name="Standard">
      <style:paragraph-properties fo:text-align="center" style:justify-single-word="false"/>
      <style:text-properties fo:font-size="32pt" fo:font-weight="bold" officeooo:rsid="003634bf" officeooo:paragraph-rsid="0017478d" style:font-size-asian="32pt" style:font-weight-asian="bold" style:font-size-complex="32pt" style:font-weight-complex="bold"/>
    </style:style>
    <style:style style:name="P9"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paragraph-rsid="010c8b6e"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paragraph-rsid="010d9e6f" style:font-size-asian="20pt" style:font-weight-asian="bold" style:font-size-complex="20pt" style:font-weight-complex="bold"/>
    </style:style>
    <style:style style:name="P12" style:family="paragraph" style:parent-style-name="Standard">
      <style:text-properties style:text-position="0% 100%" fo:font-size="14pt" fo:font-style="normal" officeooo:rsid="010c8b6e" officeooo:paragraph-rsid="00f2ebbf" style:font-size-asian="14pt" style:font-style-asian="normal" style:font-size-complex="14pt" style:font-style-complex="normal"/>
    </style:style>
    <style:style style:name="P13" style:family="paragraph" style:parent-style-name="Standard">
      <style:text-properties style:text-position="0% 100%" fo:font-size="14pt" fo:font-style="normal" officeooo:rsid="010c8b6e" officeooo:paragraph-rsid="010c8b6e" style:font-size-asian="14pt" style:font-style-asian="normal" style:font-size-complex="14pt" style:font-style-complex="normal"/>
    </style:style>
    <style:style style:name="P14" style:family="paragraph" style:parent-style-name="Standard">
      <style:text-properties style:text-position="0% 100%" fo:font-size="14pt" fo:font-style="normal" officeooo:rsid="010d9e6f" officeooo:paragraph-rsid="010d9e6f" style:font-size-asian="14pt" style:font-style-asian="normal" style:font-size-complex="14pt" style:font-style-complex="normal"/>
    </style:style>
    <style:style style:name="P15" style:family="paragraph" style:parent-style-name="Standard">
      <style:text-properties style:text-position="0% 100%" fo:font-size="14pt" fo:font-style="normal" officeooo:rsid="010f8e56" officeooo:paragraph-rsid="010f8e56" style:font-size-asian="14pt" style:font-style-asian="normal" style:font-size-complex="14pt" style:font-style-complex="normal"/>
    </style:style>
    <style:style style:name="P16" style:family="paragraph" style:parent-style-name="Standard" style:list-style-name="L1">
      <style:text-properties style:text-position="0% 100%" fo:font-size="14pt" fo:font-style="normal" officeooo:rsid="010c8b6e" officeooo:paragraph-rsid="010c8b6e" style:font-size-asian="14pt" style:font-style-asian="normal" style:font-size-complex="14pt" style:font-style-complex="normal"/>
    </style:style>
    <style:style style:name="P17" style:family="paragraph" style:parent-style-name="Standard" style:list-style-name="L1">
      <style:text-properties style:text-position="0% 100%" fo:font-size="14pt" fo:font-style="normal" officeooo:rsid="010d9e6f" officeooo:paragraph-rsid="010d9e6f" style:font-size-asian="14pt" style:font-style-asian="normal" style:font-size-complex="14pt" style:font-style-complex="normal"/>
    </style:style>
    <style:style style:name="P18" style:family="paragraph" style:parent-style-name="Standard">
      <style:text-properties style:text-position="0% 100%" fo:font-size="14pt" fo:font-style="normal" officeooo:rsid="010f8e56" officeooo:paragraph-rsid="010f8e56" style:font-size-asian="14pt" style:font-style-asian="normal" style:font-size-complex="14pt" style:font-style-complex="normal"/>
    </style:style>
    <style:style style:name="P19" style:family="paragraph" style:parent-style-name="Standard">
      <style:text-properties style:text-position="0% 100%" fo:font-size="14pt" fo:font-style="normal" officeooo:rsid="011163f5" officeooo:paragraph-rsid="011163f5" style:font-size-asian="14pt" style:font-style-asian="normal" style:font-size-complex="14pt" style:font-style-complex="normal"/>
    </style:style>
    <style:style style:name="P20" style:family="paragraph" style:parent-style-name="Standard">
      <style:text-properties style:text-position="0% 100%" fo:font-size="14pt" fo:font-style="normal" officeooo:rsid="0112e8ac" officeooo:paragraph-rsid="0112e8ac" style:font-size-asian="14pt" style:font-style-asian="normal" style:font-size-complex="14pt" style:font-style-complex="normal"/>
    </style:style>
    <style:style style:name="P21" style:family="paragraph" style:parent-style-name="Standard">
      <style:text-properties style:text-position="0% 100%" fo:font-size="14pt" fo:font-style="normal" officeooo:rsid="01136c7d" officeooo:paragraph-rsid="01136c7d" style:font-size-asian="14pt" style:font-style-asian="normal" style:font-size-complex="14pt" style:font-style-complex="normal"/>
    </style:style>
    <style:style style:name="P22" style:family="paragraph" style:parent-style-name="Standard">
      <style:text-properties style:text-position="0% 100%" fo:font-size="14pt" fo:font-style="normal" fo:font-weight="normal" officeooo:rsid="010d9e6f" officeooo:paragraph-rsid="010d9e6f" style:font-size-asian="14pt" style:font-style-asian="normal" style:font-weight-asian="normal" style:font-size-complex="14pt" style:font-style-complex="normal" style:font-weight-complex="normal"/>
    </style:style>
    <style:style style:name="P23" style:family="paragraph" style:parent-style-name="Standard">
      <style:text-properties style:text-position="0% 100%" fo:font-size="14pt" fo:font-style="normal" style:text-underline-style="none" fo:font-weight="normal" officeooo:rsid="010d9e6f" officeooo:paragraph-rsid="010d9e6f" style:font-size-asian="14pt" style:font-style-asian="normal" style:font-weight-asian="normal" style:font-size-complex="14pt" style:font-style-complex="normal" style:font-weight-complex="normal"/>
    </style:style>
    <style:style style:name="P24" style:family="paragraph" style:parent-style-name="Standard">
      <style:text-properties style:text-position="0% 100%" fo:font-size="14pt" fo:font-style="normal" style:text-underline-style="none" fo:font-weight="normal" officeooo:rsid="010f8e56" officeooo:paragraph-rsid="010d9e6f"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fo:font-size="20pt" fo:font-weight="bold" officeooo:paragraph-rsid="011163f5" style:font-size-asian="20pt" style:font-weight-asian="bold" style:font-size-complex="20pt" style:font-weight-complex="bold"/>
    </style:style>
    <style:style style:name="P26" style:family="paragraph" style:parent-style-name="Standard">
      <style:text-properties fo:font-size="14pt" fo:font-style="normal" officeooo:paragraph-rsid="011163f5" style:font-size-asian="14pt" style:font-style-asian="normal" style:font-size-complex="14pt" style:font-style-complex="normal"/>
    </style:style>
    <style:style style:name="T1" style:family="text">
      <style:text-properties officeooo:rsid="00de481c"/>
    </style:style>
    <style:style style:name="T2" style:family="text">
      <style:text-properties style:text-position="0% 100%" officeooo:rsid="010c8b6e"/>
    </style:style>
    <style:style style:name="T3" style:family="text">
      <style:text-properties officeooo:rsid="00fb57e9"/>
    </style:style>
    <style:style style:name="T4" style:family="text">
      <style:text-properties officeooo:rsid="010c8b6e"/>
    </style:style>
    <style:style style:name="T5" style:family="text">
      <style:text-properties officeooo:rsid="010d9e6f"/>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text-underline-style="solid" style:text-underline-width="auto" style:text-underline-color="font-color" fo:font-weight="bold" officeooo:rsid="010f8e56" style:font-style-asian="italic" style:font-weight-asian="bold" style:font-style-complex="italic" style:font-weight-complex="bold"/>
    </style:style>
    <style:style style:name="T9" style:family="text">
      <style:text-properties fo:font-style="italic" style:text-underline-style="none" fo:font-weight="bold" officeooo:rsid="010f8e56" style:font-style-asian="italic" style:font-weight-asian="bold" style:font-style-complex="italic" style:font-weight-complex="bold"/>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10f8e56" style:font-weight-asian="normal" style:font-weight-complex="normal"/>
    </style:style>
    <style:style style:name="T13" style:family="text">
      <style:text-properties style:text-underline-style="none" fo:font-weight="normal" officeooo:rsid="01152b07"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officeooo:rsid="011163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eataxe-64</text:p>
      <text:p text:style-name="P8"><text:span text:style-name="T4">TF2 - a new thread farm</text:span>.</text:p>
      <text:p text:style-name="P6">Richard Parker <text:span text:style-name="T4">29.7</text:span>.201<text:span text:style-name="T4">8</text:span></text:p>
      <text:p text:style-name="P1"/>
      <text:p text:style-name="P9">Section 1 – Introduction<text:span text:style-name="T1">.</text:span></text:p>
      <text:p text:style-name="P2"/>
      <text:p text:style-name="P3">This document <text:span text:style-name="T3">is </text:span><text:span text:style-name="T2">an attempt to specify the new thread farm. <text:s/>Ideas so far include</text:span></text:p>
      <text:p text:style-name="P12"/>
      <text:list xml:id="list1398001507931421713" text:style-name="L1">
        <text:list-item>
          <text:p text:style-name="P16">To be written in C++11<text:span text:style-name="T5"> (or C++14 if it matters)</text:span> for portability</text:p>
        </text:list-item>
        <text:list-item>
          <text:p text:style-name="P17">To allow read/write objects with internal locking.</text:p>
        </text:list-item>
        <text:list-item>
          <text:p text:style-name="P16">Clear up when objects can get freed.</text:p>
        </text:list-item>
        <text:list-item>
          <text:p text:style-name="P16">Better determination of termination.</text:p>
        </text:list-item>
        <text:list-item>
          <text:p text:style-name="P16">Jobs can submit jobs.</text:p>
        </text:list-item>
        <text:list-item>
          <text:p text:style-name="P17">Allow lists of memory objects to be manipulated.</text:p>
        </text:list-item>
      </text:list>
      <text:p text:style-name="P13"/>
      <text:p text:style-name="P11">Section <text:span text:style-name="T4">2</text:span> – <text:span text:style-name="T15">Overview of Data structures.</text:span></text:p>
      <text:p text:style-name="P5"/>
      <text:p text:style-name="P14">There are three objects that the thread-farm manipulates - JOBs, MOJs and RDLs.</text:p>
      <text:p text:style-name="P14"/>
      <text:p text:style-name="P14">A JOB is either runnable or not runnable, and has a list of MOJs that form its parameters. <text:s/>It has a priority, and the runnable JOBs form a heap - often called a priority queue. <text:s/>When a JOB is submitted, it must distinguish those that the JOB <text:span text:style-name="T6">owns</text:span><text:span text:style-name="T7"> and those that it does not own. <text:s/>A job becomes runnable when all the MOJs that it does </text:span><text:span text:style-name="T6">not</text:span><text:span text:style-name="T7"> own are ready, and is responsible for calling the MOJ_ready routine when it is in a state suitable for other JOBs to use.</text:span></text:p>
      <text:p text:style-name="P22"/>
      <text:p text:style-name="P14"><text:span text:style-name="T7">The list of MOJs that a JOB is waiting for is held implicitly in the RDL list, which is a chained list of JOBs that are waiting for that MOJ to be ready. <text:s/>When a JOB is submitted a count is set as to how many MOJs it is waiting for, so it </text:span><text:span text:style-name="T6">either</text:span><text:span text:style-name="T7"> puts in an RDL entry to the list and adds one to this count, or does neither of these, protecting carefully against the data race here (it may be just becoming ready!).</text:span></text:p>
      <text:p text:style-name="P22"/>
      <text:p text:style-name="P22">Each MOJ has a reference count, and when this reference count reaches zero, the MOJ can be destroyed. <text:s/>This requires some thread to hold a reference count until it is certain that all JOBs that read it have been submitted.</text:p>
      <text:p text:style-name="P23"/>
      <text:p text:style-name="P23">There are various special types of MOJ that TF2 can manipulate itself.</text:p>
      <text:p text:style-name="P23"/>
      <text:p text:style-name="P23">One special type of MOJ consists of a list of MOJs so that a JOB to read a file, chop into pieces and put the pieces into separate MOJs, and also the rather similar writing.</text:p>
      <text:p text:style-name="P23"/>
      <text:p text:style-name="P23">Another is the thread-safe hash table needed for vector permute.</text:p>
      <text:p text:style-name="P23"><text:soft-page-break/></text:p>
      <text:p text:style-name="P14"><text:span text:style-name="T11">Another is the thread-safe </text:span><text:span text:style-name="T12">set with &lt;put&gt; and &lt;get&gt; as the primitives, where there is no implied ordering between the &lt;put&gt; and the &lt;get&gt; operations. <text:s/>There is also a count of active items - incremented when a vector is put, but decremented manually when the item is fully processed. <text:s/>The worker jobs are complete when this reaches zero. <text:s/></text:span><text:span text:style-name="T8">TBD</text:span><text:span text:style-name="T9"> destroying the put/get structure itself needs to be done somewhere.</text:span></text:p>
      <text:p text:style-name="P24"/>
      <text:p text:style-name="P15"><text:span text:style-name="T11">While submitting, a MOJ that is created may be added to a list and a reference count held, so that the reference counts can all be decremented automatically when the "phase" of submission is complete. <text:s/>Hence the general structure of code that does a lot of submitting typically creates such a MOJ and uses this structure. <text:s/>MOJs that are still needed after the phase are given an additional reference count, and then the list of MOJs all have their reference count decremented (and the MOJ destroyed) if the count has reached zero. <text:s/>This is, I think, built on the &lt;put&gt;/&lt;get&gt; structure of the previous paragraph.</text:span></text:p>
      <text:p text:style-name="P15"><text:span text:style-name="T11"/></text:p>
      <text:p text:style-name="P25">Section <text:span text:style-name="T15">3</text:span> – <text:span text:style-name="T15">The runnable JOB queue.</text:span></text:p>
      <text:p text:style-name="P26"/>
      <text:p text:style-name="P19"><text:span text:style-name="T11">Once all the RDLs for a JOB have been cleared (detected by the MOJwait variable reaching zero in a waiting JOB) a job becomes </text:span><text:span text:style-name="T14">runnable</text:span><text:span text:style-name="T11"> and is put into the runnable JOB queue. <text:s/>This queue can be constructed, destructed and "trimmed", a new JOB can be inserted and the JOB at the top of the queue removed. <text:s/>Trimming means reducing the allocated size of the JOB queue to release many of the slots, and is used after many JOBs may have been runnable but now they are not. <text:s/>The insertion and removal are fully thread-hardened operations.</text:span></text:p>
      <text:p text:style-name="P19"><text:span text:style-name="T11"/></text:p>
      <text:p text:style-name="P19"><text:span text:style-name="T11">One approach is to simply have a </text:span><text:span text:style-name="T14">mutex on the entire JOB queue</text:span><text:span text:style-name="T11">, so that access to the queue is only done holding that mutex. <text:s/>This is almost certainly how the first verson will work.</text:span></text:p>
      <text:p text:style-name="P19"><text:span text:style-name="T11"/></text:p>
      <text:p text:style-name="P19"><text:span text:style-name="T11">It must be admitted that this may not be ideal, though it may be good enough to be going on with. <text:s/>The point is that insertions (in particular) will usually be well away from the head, and do not really need such a global mutex.</text:span></text:p>
      <text:p text:style-name="P19"><text:span text:style-name="T11"/></text:p>
      <text:p text:style-name="P20"><text:span text:style-name="T11">Another idea is to have a </text:span><text:span text:style-name="T14">restricted set of priorities</text:span><text:span text:style-name="T11"> and to have one "little" queue for each priority, with a global heap to hold the non-empty little queues. <text:s/>With this approach, insertion only has to lock the little queue, and only when the status of a little queue changes (empty to non-empty or </text:span><text:span text:style-name="T10">vice-versa</text:span><text:span text:style-name="T11">) do changes to the heap (using a global mutex) need to be done.</text:span></text:p>
      <text:p text:style-name="P20"><text:span text:style-name="T11"/></text:p>
      <text:p text:style-name="P21"><text:span text:style-name="T11">The </text:span><text:span text:style-name="T14">skiplist</text:span><text:span text:style-name="T11"> methods (e.g. Lotan/Shavit ~2000) suggest a completely different approach that they claim has better performance, a claim that looks reasonable to me. <text:s/>The main idea is that the runnable JOBs are held sorted in a linked list, where each JOB has a "deleted" flag to indicate whether it has already been claimed</text:span><text:span text:style-name="T13"> and insertion is done using a (thread-safe!) skiplist.</text:span></text:p>
      <text:p text:style-name="P14"/>
      <text:p text:style-name="P10"><text:soft-page-break/>Section <text:span text:style-name="T15">4</text:span> – <text:span text:style-name="T4">Vector Permute.</text:span></text:p>
      <text:p text:style-name="P4"/>
      <text:p text:style-name="P13">The idea is to construct a list of "canonical" points, where there is a map from points to canonical points that can be applied in either direction - to <text:span text:style-name="T5">be able to </text:span>find all the points that map to a given one as well as to find the canonical point for a given one.</text:p>
      <text:p text:style-name="P13"/>
      <text:p text:style-name="P13">In principle, for each canonical point, all the points that map to it are made, the generators applied to each resulting point, which is then canonicalized and checked whether it has already been found.</text:p>
      <text:p text:style-name="P13"/>
      <text:p text:style-name="P15">The canonical points are held in a global thread-safe hash table, and when a new vector is inserted, it is also put into the work set (the put/get structur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7-30T08:46:25.022321159</dc:date>
    <meta:editing-duration>P1DT10H44M56S</meta:editing-duration>
    <meta:editing-cycles>213</meta:editing-cycles>
    <meta:generator>LibreOffice/5.1.6.2$Linux_X86_64 LibreOffice_project/10m0$Build-2</meta:generator>
    <meta:document-statistic meta:table-count="0" meta:image-count="0" meta:object-count="0" meta:page-count="3" meta:paragraph-count="31" meta:word-count="975" meta:character-count="5346" meta:non-whitespace-character-count="4385"/>
  </office:meta>
</office:document-meta>
</file>